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c2fc" officeooo:paragraph-rsid="0009c2fc"/>
    </style:style>
    <style:style style:name="P2" style:family="paragraph" style:parent-style-name="Standard">
      <style:text-properties officeooo:rsid="000a6c5c" officeooo:paragraph-rsid="000a6c5c"/>
    </style:style>
    <style:style style:name="P3" style:family="paragraph" style:parent-style-name="Standard">
      <style:text-properties officeooo:rsid="000ab36c" officeooo:paragraph-rsid="000ab36c"/>
    </style:style>
    <style:style style:name="P4" style:family="paragraph" style:parent-style-name="Standard">
      <style:text-properties officeooo:rsid="000b6e82" officeooo:paragraph-rsid="000b6e82"/>
    </style:style>
    <style:style style:name="P5" style:family="paragraph" style:parent-style-name="Standard">
      <style:text-properties officeooo:rsid="000d6d59" officeooo:paragraph-rsid="000d6d59"/>
    </style:style>
    <style:style style:name="P6" style:family="paragraph" style:parent-style-name="Standard">
      <style:text-properties officeooo:rsid="000dc908" officeooo:paragraph-rsid="000dc90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ibliografía </text:p>
      <text:p text:style-name="P1"/>
      <text:p text:style-name="P1"/>
      <text:p text:style-name="P1">Instalación de Asterix:</text:p>
      <text:p text:style-name="P1"/>
      <text:p text:style-name="P1"><text:a xlink:type="simple" xlink:href="https://wiki.freepbx.org/display/FOP/Installing+FreePBX+with+the+Official+Distro" text:style-name="Internet_20_link" text:visited-style-name="Visited_20_Internet_20_Link">https://wiki.freepbx.org/display/FOP/Installing+FreePBX+with+the+Official+Distro</text:a></text:p>
      <text:p text:style-name="P1"/>
      <text:p text:style-name="P2">tutorial instalación FreePBX:</text:p>
      <text:p text:style-name="P2"/>
      <text:p text:style-name="P2"><text:a xlink:type="simple" xlink:href="https://centralipues.wordpress.com/2014/12/06/cuarto-paso-configuracion-freepbx/" text:style-name="Internet_20_link" text:visited-style-name="Visited_20_Internet_20_Link">https://centralipues.wordpress.com/2014/12/06/cuarto-paso-configuracion-freepbx/</text:a></text:p>
      <text:p text:style-name="P2"/>
      <text:p text:style-name="P3">Desbloqueo de Firewall:</text:p>
      <text:p text:style-name="P3"/>
      <text:p text:style-name="P3"><text:a xlink:type="simple" xlink:href="https://wiki.freepbx.org/display/FPG/Firewall+Command+Line" text:style-name="Internet_20_link" text:visited-style-name="Visited_20_Internet_20_Link">https://wiki.freepbx.org/display/FPG/Firewall+Command+Line</text:a></text:p>
      <text:p text:style-name="P3"/>
      <text:p text:style-name="P4">Como iniciar máquina virtual en el arranque:</text:p>
      <text:p text:style-name="P4"/>
      <text:p text:style-name="P4"><text:a xlink:type="simple" xlink:href="https://www.javierrguez.com/iniciar-una-maquina-virtual-virtualbox-al-inicio-windows/" text:style-name="Internet_20_link" text:visited-style-name="Visited_20_Internet_20_Link">https://www.javierrguez.com/iniciar-una-maquina-virtual-virtualbox-al-inicio-windows/</text:a></text:p>
      <text:p text:style-name="P4"/>
      <text:p text:style-name="P5">Configuración inicial FreePBX (Tarea 2), paso por paso, cambio de IP por interfaz gráfica:</text:p>
      <text:p text:style-name="P5"/>
      <text:p text:style-name="P5"><text:a xlink:type="simple" xlink:href="https://wiki.freepbx.org/display/FPG/Configuring+Your+PBX" text:style-name="Internet_20_link" text:visited-style-name="Visited_20_Internet_20_Link">https://wiki.freepbx.org/display/FPG/Configuring+Your+PBX</text:a></text:p>
      <text:p text:style-name="P5"/>
      <text:p text:style-name="P6">Conexiones remotas:</text:p>
      <text:p text:style-name="P6"/>
      <text:p text:style-name="P6"><text:a xlink:type="simple" xlink:href="https://www.youtube.com/watch?v=t6BEzgc_Lz0" text:style-name="Internet_20_link" text:visited-style-name="Visited_20_Internet_20_Link">https://www.youtube.com/watch?v=t6BEzgc_Lz0</text:a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11:26:04.427000000</meta:creation-date>
    <dc:date>2018-05-05T13:24:31.948000000</dc:date>
    <meta:editing-duration>PT1H30M6S</meta:editing-duration>
    <meta:editing-cycles>6</meta:editing-cycles>
    <meta:generator>LibreOffice/5.4.4.2$Windows_X86_64 LibreOffice_project/2524958677847fb3bb44820e40380acbe820f960</meta:generator>
    <meta:document-statistic meta:table-count="0" meta:image-count="0" meta:object-count="0" meta:page-count="1" meta:paragraph-count="13" meta:word-count="39" meta:character-count="644" meta:non-whitespace-character-count="617"/>
  </office:meta>
</office:document-meta>
</file>